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525*"/>
    </style:style>
    <style:style style:name="Tableau1.B" style:family="table-column">
      <style:table-column-properties style:column-width="11.818cm" style:rel-column-width="6700*"/>
    </style:style>
    <style:style style:name="Tableau1.C" style:family="table-column">
      <style:table-column-properties style:column-width="2.492cm" style:rel-column-width="141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04eb5c" officeooo:paragraph-rsid="00050fc9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50fc9" officeooo:paragraph-rsid="00050fc9" style:font-size-asian="14pt" style:font-size-complex="16pt"/>
    </style:style>
    <style:style style:name="T1" style:family="text">
      <style:text-properties officeooo:rsid="00050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4"/>
      <text:p text:style-name="P5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97984404944">
          <table:table-cell table:style-name="Tableau1.A1" office:value-type="string">
            <text:p text:style-name="P7">Priorité</text:p>
          </table:table-cell>
          <table:table-cell table:style-name="Tableau1.A1" office:value-type="string">
            <text:p text:style-name="P7">Éléments</text:p>
          </table:table-cell>
          <table:table-cell table:style-name="Tableau1.C1" office:value-type="string">
            <text:p text:style-name="P7">Effort initial estimé</text:p>
          </table:table-cell>
        </table:table-row>
        <table:table-row table:style-name="TableLine2597984404944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3">En tant qu’utilisateur, je dois pouvoir voir le programme de la journée ou de la semaine.</text:p>
          </table:table-cell>
          <table:table-cell table:style-name="Tableau1.C2" office:value-type="string">
            <text:p text:style-name="P8">2</text:p>
          </table:table-cell>
        </table:table-row>
        <table:table-row table:style-name="TableLine2597984404944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3">En tant qu’utilisateur, je dois pouvoir accéder aux détails d’une émission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2597984404944"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3">En tant qu’administrateur, je dois pouvoir modifier les détails d’une émission.</text:p>
          </table:table-cell>
          <table:table-cell table:style-name="Tableau1.C2" office:value-type="string">
            <text:p text:style-name="P8">4</text:p>
          </table:table-cell>
        </table:table-row>
        <table:table-row table:style-name="TableLine2597984404944"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3">En tant que qu’utilisateur, je dois pouvoir accéder à mes données et les modifier si nécessaire.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2597984404944"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3">En tant qu’administrateur, je dois pouvoir ajouter et supprimer des programmes et émissions.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2597984404944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9">Base de données <text:span text:style-name="T1">à clôturer</text:span></text:p>
          </table:table-cell>
          <table:table-cell table:style-name="Tableau1.C2" office:value-type="string">
            <text:p text:style-name="P10">3</text:p>
          </table:table-cell>
        </table:table-row>
        <table:table-row table:style-name="TableLine2597984404944"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9">Pouvoir exporter la grille des programmes au format XML afin de les transférer vers une autre application </text:p>
          </table:table-cell>
          <table:table-cell table:style-name="Tableau1.C2" office:value-type="string">
            <text:p text:style-name="P10">6</text:p>
          </table:table-cell>
        </table:table-row>
        <table:table-row table:style-name="TableLine2597984404944"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10">Terminer toutes les maquettes</text:p>
          </table:table-cell>
          <table:table-cell table:style-name="Tableau1.C2" office:value-type="string">
            <text:p text:style-name="P10">1</text:p>
          </table:table-cell>
        </table:table-row>
        <table:table-row table:style-name="TableLine2597984404944">
          <table:table-cell table:style-name="Tableau1.A2" office:value-type="string">
            <text:p text:style-name="P8">9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 table:style-name="TableLine2597984404944">
          <table:table-cell table:style-name="Tableau1.A2" office:value-type="string">
            <text:p text:style-name="P8">10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3-17T11:05:05.435000000</dc:date>
    <meta:editing-duration>PT55M50S</meta:editing-duration>
    <meta:editing-cycles>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2" meta:word-count="123" meta:character-count="702" meta:non-whitespace-character-count="608"/>
  </office:meta>
</office:document-meta>
</file>